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2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3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4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5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6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7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8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9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0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1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2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3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4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5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6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T1_17" style:family="text">
      <style:text-properties style:font-name="Times New Roman" fo:font-size="64pt" style:font-name-asian="Times New Roman" style:font-size-asian="64pt" style:font-name-complex="Times New Roman" style:font-size-complex="64pt" fo:font-weight="normal" style:font-weight-asian="normal" style:font-weight-complex="normal"/>
    </style:style>
    <style:style style:name="P2" style:family="paragraph" style:parent-style-name="Standard">
      <style:paragraph-properties fo:text-align="right" fo:break-before="auto" fo:line-height="100%" fo:margin-top="0cm" style:writing-mode="lr-tb"/>
      <style:text-properties style:font-name="Times New Roman" fo:font-size="26pt" style:font-name-asian="Times New Roman" style:font-size-asian="26pt" style:font-name-complex="Times New Roman" style:font-size-complex="26pt" fo:font-weight="normal" style:font-weight-asian="normal" style:font-weight-complex="normal"/>
    </style:style>
    <style:style style:name="P3" style:family="paragraph" style:parent-style-name="Subtitle">
      <style:paragraph-properties fo:break-before="auto" fo:line-height="100%" fo:margin-top="0cm" fo:margin-bottom="0cm" style:writing-mode="lr-tb"/>
    </style:style>
    <style:style style:name="T3_1" style:family="text">
      <style:text-properties style:font-name="Times New Roman" fo:font-size="50pt" style:font-name-asian="Times New Roman" style:font-size-asian="50pt" style:font-name-complex="Times New Roman" style:font-size-complex="50pt" fo:font-weight="normal" style:font-weight-asian="normal" style:font-weight-complex="normal"/>
    </style:style>
    <style:style style:name="T3_2" style:family="text">
      <style:text-properties style:font-name="Times New Roman" fo:font-size="50pt" style:font-name-asian="Times New Roman" style:font-size-asian="50pt" style:font-name-complex="Times New Roman" style:font-size-complex="50pt" fo:font-weight="normal" style:font-weight-asian="normal" style:font-weight-complex="normal"/>
    </style:style>
    <style:style style:name="P4" style:family="paragraph" style:parent-style-name="Title">
      <style:paragraph-properties fo:text-align="center" fo:break-before="page" fo:line-height="100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764cm" fo:margin-left="-0.203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5.597cm"/>
    </style:style>
    <style:style style:name="Column4" style:family="table-column">
      <style:table-column-properties style:column-width="5.071cm"/>
    </style:style>
    <style:style style:name="Row1" style:family="table-row"/>
    <style:style style:name="Cell1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.212cm" fo:margin-left="0cm" fo:margin-right="0cm" fo:keep-together="always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text-align="center" fo:break-before="page" fo:line-height="100%" style:writing-mode="lr-tb"/>
    </style:style>
    <style:style style:name="T19_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8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9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0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9_1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" style:family="table">
      <style:table-properties table:align="left" style:width="16.944cm" fo:margin-left="-0.203cm"/>
    </style:style>
    <style:style style:name="Column5" style:family="table-column">
      <style:table-column-properties style:column-width="7.191cm"/>
    </style:style>
    <style:style style:name="Column6" style:family="table-column">
      <style:table-column-properties style:column-width="4.501cm"/>
    </style:style>
    <style:style style:name="Column7" style:family="table-column">
      <style:table-column-properties style:column-width="5.251cm"/>
    </style:style>
    <style:style style:name="Row4" style:family="table-row"/>
    <style:style style:name="Cell13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5" style:family="table-row"/>
    <style:style style:name="Cell1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6.944cm" fo:margin-left="-0.203cm"/>
    </style:style>
    <style:style style:name="Column8" style:family="table-column">
      <style:table-column-properties style:column-width="16.944cm"/>
    </style:style>
    <style:style style:name="Row6" style:family="table-row"/>
    <style:style style:name="Cell19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7" style:family="table-row"/>
    <style:style style:name="Cell2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2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4" style:family="table">
      <style:table-properties table:align="left" style:width="16.944cm" fo:margin-left="-0.203cm"/>
    </style:style>
    <style:style style:name="Column9" style:family="table-column">
      <style:table-column-properties style:column-width="16.944cm"/>
    </style:style>
    <style:style style:name="Row12" style:family="table-row"/>
    <style:style style:name="Cell25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3" style:family="table-row"/>
    <style:style style:name="Cell2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2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2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3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3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3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3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5" style:family="table">
      <style:table-properties table:align="left" style:width="16.944cm" fo:margin-left="-0.203cm"/>
    </style:style>
    <style:style style:name="Column10" style:family="table-column">
      <style:table-column-properties style:column-width="8.123cm"/>
    </style:style>
    <style:style style:name="Column11" style:family="table-column">
      <style:table-column-properties style:column-width="8.821cm"/>
    </style:style>
    <style:style style:name="Row21" style:family="table-row"/>
    <style:style style:name="Cell34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" style:family="table-cell">
      <style:table-cell-properties fo:background-color="#bfbfbf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2" style:family="table-row"/>
    <style:style style:name="Cell3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3" style:family="table-row"/>
    <style:style style:name="Cell3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Formulário</text:span><text:span text:style-name="T1_2"><text:s/></text:span><text:span text:style-name="T1_3">de</text:span><text:span text:style-name="T1_4"><text:s/></text:span><text:span text:style-name="T1_5">Requisição</text:span><text:span text:style-name="T1_6"><text:s/></text:span><text:span text:style-name="T1_7">de</text:span><text:span text:style-name="T1_8"><text:s/></text:span><text:span text:style-name="T1_9">Mudança</text:span><text:span text:style-name="T1_10"><text:s/></text:span><text:span text:style-name="T1_11">e</text:span><text:span text:style-name="T1_12"><text:s/></text:span><text:span text:style-name="T1_13">Relato</text:span><text:span text:style-name="T1_14"><text:s/></text:span><text:span text:style-name="T1_15">de</text:span><text:span text:style-name="T1_16"><text:s/></text:span><text:span text:style-name="T1_17">Problema</text:span></text:p>
      <text:p text:style-name="P2"/>
      <text:p text:style-name="P3"><text:span text:style-name="T3_1">Versão</text:span><text:span text:style-name="T3_2"><text:s/>1.0</text:span></text:p>
      <text:p text:style-name="P4"><text:span text:style-name="T4_1">Histórico</text:span><text:span text:style-name="T4_2"><text:s/></text:span><text:span text:style-name="T4_3">das</text:span><text:span text:style-name="T4_4"><text:s/></text:span><text:span text:style-name="T4_5">Revisões</text:span></text:p>
      <text:p text:style-name="P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"><text:span text:style-name="T6_1">Data</text:span></text:p>
          </table:table-cell>
          <table:table-cell table:style-name="Cell2">
            <text:p text:style-name="P7"><text:span text:style-name="T7_1">Versão</text:span></text:p>
          </table:table-cell>
          <table:table-cell table:style-name="Cell3">
            <text:p text:style-name="P8"><text:span text:style-name="T8_1">Descrição</text:span></text:p>
          </table:table-cell>
          <table:table-cell table:style-name="Cell4">
            <text:p text:style-name="P9"><text:span text:style-name="T9_1">Autor</text:span></text:p>
          </table:table-cell>
        </table:table-row>
        <table:table-row table:style-name="Row2">
          <table:table-cell table:style-name="Cell5">
            <text:p text:style-name="P10"><text:span text:style-name="T10_1">14/05/2015</text:span></text:p>
          </table:table-cell>
          <table:table-cell table:style-name="Cell6">
            <text:p text:style-name="P11"><text:span text:style-name="T11_1">1.0</text:span></text:p>
          </table:table-cell>
          <table:table-cell table:style-name="Cell7">
            <text:p text:style-name="P12"><text:span text:style-name="T12_1">Primeira</text:span><text:span text:style-name="T12_2"><text:s/></text:span><text:span text:style-name="T12_3">Versão</text:span><text:span text:style-name="T12_4"><text:s/></text:span><text:span text:style-name="T12_5">do</text:span><text:span text:style-name="T12_6"><text:s/></text:span><text:span text:style-name="T12_7">documento</text:span></text:p>
          </table:table-cell>
          <table:table-cell table:style-name="Cell8">
            <text:p text:style-name="P13"><text:span text:style-name="T13_1">Erivan</text:span><text:span text:style-name="T13_2"><text:s/></text:span><text:span text:style-name="T13_3">Barbosa</text:span><text:span text:style-name="T13_4"><text:s/></text:span><text:span text:style-name="T13_5">do</text:span><text:span text:style-name="T13_6"><text:s/></text:span><text:span text:style-name="T13_7">Nascimento</text:span></text:p>
          </table:table-cell>
        </table:table-row>
        <table:table-row table:style-name="Row3">
          <table:table-cell table:style-name="Cell9">
            <text:p text:style-name="P14"/>
          </table:table-cell>
          <table:table-cell table:style-name="Cell10">
            <text:p text:style-name="P15"/>
          </table:table-cell>
          <table:table-cell table:style-name="Cell11">
            <text:p text:style-name="P16"/>
          </table:table-cell>
          <table:table-cell table:style-name="Cell12">
            <text:p text:style-name="P17"/>
          </table:table-cell>
        </table:table-row>
      </table:table>
      <text:p text:style-name="P18"/>
      <text:p text:style-name="P19"><text:span text:style-name="T19_1">Formulário</text:span><text:span text:style-name="T19_2"><text:s/></text:span><text:span text:style-name="T19_3">de</text:span><text:span text:style-name="T19_4"><text:s/></text:span><text:span text:style-name="T19_5">Requisição</text:span><text:span text:style-name="T19_6"><text:s/></text:span><text:span text:style-name="T19_7">de</text:span><text:span text:style-name="T19_8"><text:s/></text:span><text:span text:style-name="T19_9">Mudança</text:span><text:span text:style-name="T19_10"><text:s/></text:span><text:span text:style-name="T19_11">e</text:span><text:span text:style-name="T19_12"><text:s/></text:span><text:span text:style-name="T19_13">Relato</text:span><text:span text:style-name="T19_14"><text:s/></text:span><text:span text:style-name="T19_15">de</text:span><text:span text:style-name="T19_16"><text:s/></text:span><text:span text:style-name="T19_17">Problema</text:span></text:p>
      <text:p text:style-name="P20"/>
      <text:p text:style-name="P21"/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22"><text:span text:style-name="T22_1">Requisição</text:span><text:span text:style-name="T22_2"><text:s/></text:span><text:span text:style-name="T22_3">de</text:span><text:span text:style-name="T22_4"><text:s/></text:span><text:span text:style-name="T22_5">Mudança</text:span><text:span text:style-name="T22_6">/</text:span><text:span text:style-name="T22_7">Relato</text:span><text:span text:style-name="T22_8"><text:s/></text:span><text:span text:style-name="T22_9">de</text:span><text:span text:style-name="T22_10"><text:s/></text:span><text:span text:style-name="T22_11">Problema</text:span></text:p>
          </table:table-cell>
          <table:table-cell table:style-name="Cell14">
            <text:p text:style-name="P23"><text:span text:style-name="T23_1">Data</text:span><text:span text:style-name="T23_2"><text:s/></text:span><text:span text:style-name="T23_3">da</text:span><text:span text:style-name="T23_4"><text:s/></text:span><text:span text:style-name="T23_5">Requisição</text:span><text:span text:style-name="T23_6">/</text:span><text:span text:style-name="T23_7">Relato</text:span></text:p>
          </table:table-cell>
          <table:table-cell table:style-name="Cell15">
            <text:p text:style-name="P24"><text:span text:style-name="T24_1">Requisitante</text:span><text:span text:style-name="T24_2">/</text:span><text:span text:style-name="T24_3">Relator</text:span></text:p>
          </table:table-cell>
        </table:table-row>
        <table:table-row table:style-name="Row5">
          <table:table-cell table:style-name="Cell16">
            <text:p text:style-name="P25"><text:span text:style-name="T25_1">001</text:span></text:p>
          </table:table-cell>
          <table:table-cell table:style-name="Cell17">
            <text:p text:style-name="P26"><text:span text:style-name="T26_1">14/06/2015</text:span></text:p>
          </table:table-cell>
          <table:table-cell table:style-name="Cell18">
            <text:p text:style-name="P27"><text:span text:style-name="T27_1">Marjorie</text:span><text:span text:style-name="T27_2"><text:s/></text:span><text:span text:style-name="T27_3">Celestino</text:span></text:p>
          </table:table-cell>
        </table:table-row>
      </table:table>
      <text:p text:style-name="P28"/>
      <text:p text:style-name="P29"/>
      <table:table table:style-name="Table3">
        <table:table-column table:style-name="Column8"/>
        <table:table-row table:style-name="Row6">
          <table:table-cell table:style-name="Cell19">
            <text:p text:style-name="P30"><text:span text:style-name="T30_1">Descrição</text:span><text:span text:style-name="T30_2"><text:s/></text:span><text:span text:style-name="T30_3">da</text:span><text:span text:style-name="T30_4"><text:s/></text:span><text:span text:style-name="T30_5">Requisição</text:span><text:span text:style-name="T30_6"><text:s/>/<text:s/></text:span><text:span text:style-name="T30_7">Relato</text:span></text:p>
          </table:table-cell>
        </table:table-row>
        <table:table-row table:style-name="Row7">
          <table:table-cell table:style-name="Cell20">
            <text:p text:style-name="P31"><text:span text:style-name="T31_1">Desenvolver</text:span><text:span text:style-name="T31_2"><text:s/></text:span><text:span text:style-name="T31_3">e</text:span><text:span text:style-name="T31_4"><text:s/></text:span><text:span text:style-name="T31_5">incluir</text:span><text:span text:style-name="T31_6"><text:s/></text:span><text:span text:style-name="T31_7">a</text:span><text:span text:style-name="T31_8"><text:s/></text:span><text:span text:style-name="T31_9">estrutura</text:span><text:span text:style-name="T31_10"><text:s/></text:span><text:span text:style-name="T31_11">analítica</text:span><text:span text:style-name="T31_12"><text:s/></text:span><text:span text:style-name="T31_13">do</text:span><text:span text:style-name="T31_14"><text:s/></text:span><text:span text:style-name="T31_15">projeto</text:span><text:span text:style-name="T31_16"><text:s/></text:span><text:span text:style-name="T31_17">no</text:span><text:span text:style-name="T31_18"><text:s/></text:span><text:span text:style-name="T31_19">plano</text:span><text:span text:style-name="T31_20"><text:s/></text:span><text:span text:style-name="T31_21">de</text:span><text:span text:style-name="T31_22"><text:s/></text:span><text:span text:style-name="T31_23">manutenção</text:span><text:span text:style-name="T31_24">,<text:s/></text:span><text:span text:style-name="T31_25">pois</text:span><text:span text:style-name="T31_26"><text:s/></text:span><text:span text:style-name="T31_27">a</text:span><text:span text:style-name="T31_28"><text:s/></text:span><text:span text:style-name="T31_29">mesma</text:span><text:span text:style-name="T31_30"><text:s/></text:span><text:span text:style-name="T31_31">não</text:span><text:span text:style-name="T31_32"><text:s/></text:span><text:span text:style-name="T31_33">consta</text:span><text:span text:style-name="T31_34"><text:s/></text:span><text:span text:style-name="T31_35">na</text:span><text:span text:style-name="T31_36"><text:s/></text:span><text:span text:style-name="T31_37">versão</text:span><text:span text:style-name="T31_38"><text:s/></text:span><text:span text:style-name="T31_39">atual</text:span><text:span text:style-name="T31_40"><text:s/></text:span><text:span text:style-name="T31_41">do</text:span><text:span text:style-name="T31_42"><text:s/></text:span><text:span text:style-name="T31_43">plano</text:span><text:span text:style-name="T31_44"><text:s/>(1.0)<text:s/></text:span><text:span text:style-name="T31_45">e</text:span><text:span text:style-name="T31_46"><text:s/></text:span><text:span text:style-name="T31_47">necessária</text:span><text:span text:style-name="T31_48"><text:s/></text:span><text:span text:style-name="T31_49">segundo</text:span><text:span text:style-name="T31_50"><text:s/></text:span><text:span text:style-name="T31_51">o</text:span><text:span text:style-name="T31_52"><text:s/></text:span><text:span text:style-name="T31_53">documento</text:span><text:span text:style-name="T31_54"><text:s/></text:span><text:span text:style-name="T31_55">que</text:span><text:span text:style-name="T31_56"><text:s/></text:span><text:span text:style-name="T31_57">requereu</text:span><text:span text:style-name="T31_58"><text:s/></text:span><text:span text:style-name="T31_59">a</text:span><text:span text:style-name="T31_60"><text:s/></text:span><text:span text:style-name="T31_61">criação</text:span><text:span text:style-name="T31_62"><text:s/></text:span><text:span text:style-name="T31_63">do</text:span><text:span text:style-name="T31_64"><text:s/></text:span><text:span text:style-name="T31_65">plano</text:span><text:span text:style-name="T31_66">.</text:span></text:p>
            <text:p text:style-name="P32"/>
          </table:table-cell>
        </table:table-row>
        <table:table-row table:style-name="Row8">
          <table:table-cell table:style-name="Cell21">
            <text:p text:style-name="P33"><text:span text:style-name="T33_1">Justificativa</text:span><text:span text:style-name="T33_2"><text:s/></text:span><text:span text:style-name="T33_3">de</text:span><text:span text:style-name="T33_4"><text:s/></text:span><text:span text:style-name="T33_5">negócio</text:span><text:span text:style-name="T33_6"><text:s/></text:span><text:span text:style-name="T33_7">ou</text:span><text:span text:style-name="T33_8"><text:s/></text:span><text:span text:style-name="T33_9">técnica</text:span><text:span text:style-name="T33_10"><text:s/></text:span><text:span text:style-name="T33_11">para</text:span><text:span text:style-name="T33_12"><text:s/></text:span><text:span text:style-name="T33_13">mudança</text:span><text:span text:style-name="T33_14">:</text:span></text:p>
            <text:p text:style-name="P34"><text:span text:style-name="T34_1">A</text:span><text:span text:style-name="T34_2"><text:s/></text:span><text:span text:style-name="T34_3">mudança</text:span><text:span text:style-name="T34_4"><text:s/></text:span><text:span text:style-name="T34_5">deve</text:span><text:span text:style-name="T34_6"><text:s/></text:span><text:span text:style-name="T34_7">ser</text:span><text:span text:style-name="T34_8"><text:s/></text:span><text:span text:style-name="T34_9">realizada</text:span><text:span text:style-name="T34_10"><text:s/></text:span><text:span text:style-name="T34_11">para</text:span><text:span text:style-name="T34_12"><text:s/></text:span><text:span text:style-name="T34_13">que</text:span><text:span text:style-name="T34_14"><text:s/></text:span><text:span text:style-name="T34_15">os</text:span><text:span text:style-name="T34_16"><text:s/></text:span><text:span text:style-name="T34_17">envolvidos</text:span><text:span text:style-name="T34_18"><text:s/></text:span><text:span text:style-name="T34_19">na</text:span><text:span text:style-name="T34_20"><text:s/></text:span><text:span text:style-name="T34_21">manutenção</text:span><text:span text:style-name="T34_22"><text:s/></text:span><text:span text:style-name="T34_23">do</text:span><text:span text:style-name="T34_24"><text:s/></text:span><text:span text:style-name="T34_25">sistema</text:span><text:span text:style-name="T34_26"><text:s/>(</text:span><text:span text:style-name="T34_27">e</text:span><text:span text:style-name="T34_28"><text:s/></text:span><text:span text:style-name="T34_29">outros</text:span><text:span text:style-name="T34_30"><text:s/></text:span><text:span text:style-name="T34_31">interessados</text:span><text:span text:style-name="T34_32">)<text:s/></text:span><text:span text:style-name="T34_33">tenham</text:span><text:span text:style-name="T34_34"><text:s/></text:span><text:span text:style-name="T34_35">um</text:span><text:span text:style-name="T34_36"><text:s/></text:span><text:span text:style-name="T34_37">recurso</text:span><text:span text:style-name="T34_38"><text:s/></text:span><text:span text:style-name="T34_39">pelo</text:span><text:span text:style-name="T34_40"><text:s/></text:span><text:span text:style-name="T34_41">qual</text:span><text:span text:style-name="T34_42"><text:s/></text:span><text:span text:style-name="T34_43">identificar</text:span><text:span text:style-name="T34_44"><text:s/></text:span><text:span text:style-name="T34_45">rapidamente</text:span><text:span text:style-name="T34_46"><text:s/></text:span><text:span text:style-name="T34_47">os</text:span><text:span text:style-name="T34_48"><text:s/></text:span><text:span text:style-name="T34_49">artefatos</text:span><text:span text:style-name="T34_50"><text:s/></text:span><text:span text:style-name="T34_51">que</text:span><text:span text:style-name="T34_52"><text:s/></text:span><text:span text:style-name="T34_53">deveriam</text:span><text:span text:style-name="T34_54"><text:s/></text:span><text:span text:style-name="T34_55">ser</text:span><text:span text:style-name="T34_56"><text:s/></text:span><text:span text:style-name="T34_57">criados</text:span><text:span text:style-name="T34_58"><text:s/></text:span><text:span text:style-name="T34_59">em</text:span><text:span text:style-name="T34_60"><text:s/></text:span><text:span text:style-name="T34_61">cada</text:span><text:span text:style-name="T34_62"><text:s/></text:span><text:span text:style-name="T34_63">atividade</text:span><text:span text:style-name="T34_64">.</text:span></text:p>
            <text:p text:style-name="P35"/>
          </table:table-cell>
        </table:table-row>
        <table:table-row table:style-name="Row9">
          <table:table-cell table:style-name="Cell22">
            <text:p text:style-name="P36"><text:span text:style-name="T36_1">Prioridade</text:span><text:span text:style-name="T36_2">:<text:s/></text:span></text:p>
            <text:p text:style-name="P37"/>
            <text:p text:style-name="P38"><text:span text:style-name="T38_1">(<text:s text:c="2"/>)<text:s/></text:span><text:span text:style-name="T38_2">Alta</text:span><text:span text:style-name="T38_3"><text:s text:c="5"/>(</text:span><text:span text:style-name="T38_4">x</text:span><text:span text:style-name="T38_5">)</text:span><text:span text:style-name="T38_6">Média</text:span><text:span text:style-name="T38_7"><text:s text:c="5"/>(<text:s text:c="2"/>)</text:span><text:span text:style-name="T38_8">Baixa</text:span></text:p>
            <text:p text:style-name="P39"/>
          </table:table-cell>
        </table:table-row>
        <table:table-row table:style-name="Row10">
          <table:table-cell table:style-name="Cell23">
            <text:p text:style-name="P40"><text:span text:style-name="T40_1">Impacto</text:span><text:span text:style-name="T40_2"><text:s/></text:span><text:span text:style-name="T40_3">de</text:span><text:span text:style-name="T40_4"><text:s/></text:span><text:span text:style-name="T40_5">não</text:span><text:span text:style-name="T40_6"><text:s/></text:span><text:span text:style-name="T40_7">realização</text:span><text:span text:style-name="T40_8"><text:s/></text:span><text:span text:style-name="T40_9">da</text:span><text:span text:style-name="T40_10"><text:s/></text:span><text:span text:style-name="T40_11">mudança</text:span><text:span text:style-name="T40_12">:</text:span></text:p>
            <text:p text:style-name="P41"><text:span text:style-name="T41_1">O</text:span><text:span text:style-name="T41_2"><text:s/></text:span><text:span text:style-name="T41_3">documento</text:span><text:span text:style-name="T41_4"><text:s/></text:span><text:span text:style-name="T41_5">não</text:span><text:span text:style-name="T41_6"><text:s/></text:span><text:span text:style-name="T41_7">estará</text:span><text:span text:style-name="T41_8"><text:s/></text:span><text:span text:style-name="T41_9">em</text:span><text:span text:style-name="T41_10"><text:s/></text:span><text:span text:style-name="T41_11">conformidade</text:span><text:span text:style-name="T41_12"><text:s/></text:span><text:span text:style-name="T41_13">com</text:span><text:span text:style-name="T41_14"><text:s/></text:span><text:span text:style-name="T41_15">a</text:span><text:span text:style-name="T41_16"><text:s/></text:span><text:span text:style-name="T41_17">sua</text:span><text:span text:style-name="T41_18"><text:s/></text:span><text:span text:style-name="T41_19">especificação</text:span><text:span text:style-name="T41_20">.</text:span></text:p>
            <text:p text:style-name="P42"/>
          </table:table-cell>
        </table:table-row>
        <table:table-row table:style-name="Row11">
          <table:table-cell table:style-name="Cell24">
            <text:p text:style-name="P43"><text:span text:style-name="T43_1">Prazo</text:span><text:span text:style-name="T43_2"><text:s/></text:span><text:span text:style-name="T43_3">para</text:span><text:span text:style-name="T43_4"><text:s/></text:span><text:span text:style-name="T43_5">análise</text:span><text:span text:style-name="T43_6"><text:s/></text:span><text:span text:style-name="T43_7">da</text:span><text:span text:style-name="T43_8"><text:s/></text:span><text:span text:style-name="T43_9">mudança</text:span><text:span text:style-name="T43_10">:</text:span></text:p>
            <text:p text:style-name="P44"/>
            <text:p text:style-name="P45"><text:span text:style-name="T45_1">Esta</text:span><text:span text:style-name="T45_2"><text:s/></text:span><text:span text:style-name="T45_3">solicitação</text:span><text:span text:style-name="T45_4"><text:s/></text:span><text:span text:style-name="T45_5">está</text:span><text:span text:style-name="T45_6"><text:s/></text:span><text:span text:style-name="T45_7">sujeita</text:span><text:span text:style-name="T45_8"><text:s/></text:span><text:span text:style-name="T45_9">ao</text:span><text:span text:style-name="T45_10"><text:s/></text:span><text:span text:style-name="T45_11">prazo</text:span><text:span text:style-name="T45_12"><text:s/></text:span><text:span text:style-name="T45_13">de</text:span><text:span text:style-name="T45_14"><text:s/></text:span><text:span text:style-name="T45_15">análise</text:span><text:span text:style-name="T45_16"><text:s/></text:span><text:span text:style-name="T45_17">de</text:span><text:span text:style-name="T45_18"><text:s/>07<text:s/></text:span><text:span text:style-name="T45_19">dias</text:span><text:span text:style-name="T45_20"><text:s/></text:span><text:span text:style-name="T45_21">após</text:span><text:span text:style-name="T45_22"><text:s/></text:span><text:span text:style-name="T45_23">o</text:span><text:span text:style-name="T45_24"><text:s/></text:span><text:span text:style-name="T45_25">envio</text:span><text:span text:style-name="T45_26"><text:s/></text:span><text:span text:style-name="T45_27">da</text:span><text:span text:style-name="T45_28"><text:s/></text:span><text:span text:style-name="T45_29">mesma</text:span><text:span text:style-name="T45_30">.</text:span></text:p>
            <text:p text:style-name="P46"/>
          </table:table-cell>
        </table:table-row>
      </table:table>
      <text:p text:style-name="P47"/>
      <text:p text:style-name="P48"/>
      <text:p text:style-name="P49"/>
      <table:table table:style-name="Table4">
        <table:table-column table:style-name="Column9"/>
        <table:table-row table:style-name="Row12">
          <table:table-cell table:style-name="Cell25">
            <text:p text:style-name="P50"><text:span text:style-name="T50_1">Análise</text:span><text:span text:style-name="T50_2"><text:s/></text:span><text:span text:style-name="T50_3">de</text:span><text:span text:style-name="T50_4"><text:s/></text:span><text:span text:style-name="T50_5">Impacto</text:span><text:span text:style-name="T50_6"><text:s/></text:span><text:span text:style-name="T50_7">da</text:span><text:span text:style-name="T50_8"><text:s/></text:span><text:span text:style-name="T50_9">Mudança</text:span></text:p>
          </table:table-cell>
        </table:table-row>
        <table:table-row table:style-name="Row13">
          <table:table-cell table:style-name="Cell26">
            <text:p text:style-name="P51"><text:span text:style-name="T51_1">Impacto</text:span><text:span text:style-name="T51_2"><text:s/></text:span><text:span text:style-name="T51_3">nos</text:span><text:span text:style-name="T51_4"><text:s/></text:span><text:span text:style-name="T51_5">objetivos</text:span><text:span text:style-name="T51_6"><text:s/></text:span><text:span text:style-name="T51_7">do</text:span><text:span text:style-name="T51_8"><text:s/></text:span><text:span text:style-name="T51_9">projeto</text:span><text:span text:style-name="T51_10">:</text:span></text:p>
            <text:p text:style-name="P52"><text:span text:style-name="T52_1">&lt;&lt;</text:span><text:span text:style-name="T52_2">Descrever</text:span><text:span text:style-name="T52_3"><text:s/></text:span><text:span text:style-name="T52_4">quais</text:span><text:span text:style-name="T52_5"><text:s/></text:span><text:span text:style-name="T52_6">os</text:span><text:span text:style-name="T52_7"><text:s/></text:span><text:span text:style-name="T52_8">impactos</text:span><text:span text:style-name="T52_9"><text:s/></text:span><text:span text:style-name="T52_10">da</text:span><text:span text:style-name="T52_11"><text:s/></text:span><text:span text:style-name="T52_12">alteração</text:span><text:span text:style-name="T52_13"><text:s/></text:span><text:span text:style-name="T52_14">no</text:span><text:span text:style-name="T52_15">(</text:span><text:span text:style-name="T52_16">s</text:span><text:span text:style-name="T52_17">)<text:s/></text:span><text:span text:style-name="T52_18">objetivo</text:span><text:span text:style-name="T52_19">(</text:span><text:span text:style-name="T52_20">s</text:span><text:span text:style-name="T52_21">)<text:s/></text:span><text:span text:style-name="T52_22">do</text:span><text:span text:style-name="T52_23"><text:s/></text:span><text:span text:style-name="T52_24">projeto</text:span><text:span text:style-name="T52_25">.</text:span></text:p>
            <text:p text:style-name="P53"><text:span text:style-name="T53_1">Caso</text:span><text:span text:style-name="T53_2"><text:s/></text:span><text:span text:style-name="T53_3">não</text:span><text:span text:style-name="T53_4"><text:s/></text:span><text:span text:style-name="T53_5">haja</text:span><text:span text:style-name="T53_6">:<text:s/></text:span><text:span text:style-name="T53_7">N</text:span><text:span text:style-name="T53_8">/</text:span><text:span text:style-name="T53_9">A</text:span><text:span text:style-name="T53_10"><text:s/>–<text:s/></text:span><text:span text:style-name="T53_11">Não</text:span><text:span text:style-name="T53_12"><text:s/></text:span><text:span text:style-name="T53_13">gera</text:span><text:span text:style-name="T53_14"><text:s/></text:span><text:span text:style-name="T53_15">alteração</text:span><text:span text:style-name="T53_16"><text:s/></text:span><text:span text:style-name="T53_17">nos</text:span><text:span text:style-name="T53_18"><text:s/></text:span><text:span text:style-name="T53_19">objetivos</text:span><text:span text:style-name="T53_20"><text:s/></text:span><text:span text:style-name="T53_21">do</text:span><text:span text:style-name="T53_22"><text:s/></text:span><text:span text:style-name="T53_23">projeto</text:span><text:span text:style-name="T53_24">.&gt;&gt;</text:span></text:p>
            <text:p text:style-name="P54"/>
          </table:table-cell>
        </table:table-row>
        <table:table-row table:style-name="Row14">
          <table:table-cell table:style-name="Cell27">
            <text:p text:style-name="P55"><text:span text:style-name="T55_1">Impacto</text:span><text:span text:style-name="T55_2"><text:s/></text:span><text:span text:style-name="T55_3">na</text:span><text:span text:style-name="T55_4"><text:s/></text:span><text:span text:style-name="T55_5">arquitetura</text:span><text:span text:style-name="T55_6"><text:s/></text:span><text:span text:style-name="T55_7">técnica</text:span><text:span text:style-name="T55_8"><text:s/></text:span><text:span text:style-name="T55_9">do</text:span><text:span text:style-name="T55_10"><text:s/></text:span><text:span text:style-name="T55_11">projeto</text:span><text:span text:style-name="T55_12">:</text:span></text:p>
            <text:p text:style-name="P56"><text:span text:style-name="T56_1">&lt;&lt;</text:span><text:span text:style-name="T56_2">Descrever</text:span><text:span text:style-name="T56_3"><text:s/></text:span><text:span text:style-name="T56_4">quais</text:span><text:span text:style-name="T56_5"><text:s/></text:span><text:span text:style-name="T56_6">os</text:span><text:span text:style-name="T56_7"><text:s/></text:span><text:span text:style-name="T56_8">impactos</text:span><text:span text:style-name="T56_9"><text:s/></text:span><text:span text:style-name="T56_10">da</text:span><text:span text:style-name="T56_11"><text:s/></text:span><text:span text:style-name="T56_12">alteração</text:span><text:span text:style-name="T56_13"><text:s/></text:span><text:span text:style-name="T56_14">na</text:span><text:span text:style-name="T56_15"><text:s/></text:span><text:span text:style-name="T56_16">arquitetura</text:span><text:span text:style-name="T56_17"><text:s/></text:span><text:span text:style-name="T56_18">do</text:span><text:span text:style-name="T56_19"><text:s/></text:span><text:span text:style-name="T56_20">projeto</text:span><text:span text:style-name="T56_21">.</text:span></text:p>
            <text:p text:style-name="P57"><text:span text:style-name="T57_1">Caso</text:span><text:span text:style-name="T57_2"><text:s/></text:span><text:span text:style-name="T57_3">não</text:span><text:span text:style-name="T57_4"><text:s/></text:span><text:span text:style-name="T57_5">haja</text:span><text:span text:style-name="T57_6">:<text:s/></text:span><text:span text:style-name="T57_7">N</text:span><text:span text:style-name="T57_8">/</text:span><text:span text:style-name="T57_9">A</text:span><text:span text:style-name="T57_10"><text:s/>–<text:s/></text:span><text:span text:style-name="T57_11">Não</text:span><text:span text:style-name="T57_12"><text:s/></text:span><text:span text:style-name="T57_13">gera</text:span><text:span text:style-name="T57_14"><text:s/></text:span><text:span text:style-name="T57_15">alterações</text:span><text:span text:style-name="T57_16"><text:s/></text:span><text:span text:style-name="T57_17">na</text:span><text:span text:style-name="T57_18"><text:s/></text:span><text:span text:style-name="T57_19">arquitetura</text:span><text:span text:style-name="T57_20"><text:s/></text:span><text:span text:style-name="T57_21">do</text:span><text:span text:style-name="T57_22"><text:s/></text:span><text:span text:style-name="T57_23">projeto</text:span><text:span text:style-name="T57_24">&gt;&gt;</text:span></text:p>
            <text:p text:style-name="P58"/>
          </table:table-cell>
        </table:table-row>
        <table:table-row table:style-name="Row15">
          <table:table-cell table:style-name="Cell28">
            <text:p text:style-name="P59"><text:span text:style-name="T59_1">Impacto</text:span><text:span text:style-name="T59_2"><text:s/></text:span><text:span text:style-name="T59_3">nos</text:span><text:span text:style-name="T59_4"><text:s/></text:span><text:span text:style-name="T59_5">entregáveis</text:span><text:span text:style-name="T59_6"><text:s/></text:span><text:span text:style-name="T59_7">do</text:span><text:span text:style-name="T59_8"><text:s/></text:span><text:span text:style-name="T59_9">projeto</text:span><text:span text:style-name="T59_10">:</text:span></text:p>
            <text:p text:style-name="P60"><text:span text:style-name="T60_1">&lt;&lt;</text:span><text:span text:style-name="T60_2">Descrever</text:span><text:span text:style-name="T60_3"><text:s/></text:span><text:span text:style-name="T60_4">quais</text:span><text:span text:style-name="T60_5"><text:s/></text:span><text:span text:style-name="T60_6">funcionalidades</text:span><text:span text:style-name="T60_7"><text:s/></text:span><text:span text:style-name="T60_8">serão</text:span><text:span text:style-name="T60_9"><text:s/></text:span><text:span text:style-name="T60_10">afetadas</text:span><text:span text:style-name="T60_11"><text:s/></text:span><text:span text:style-name="T60_12">em</text:span><text:span text:style-name="T60_13"><text:s/></text:span><text:span text:style-name="T60_14">consequência</text:span><text:span text:style-name="T60_15"><text:s/></text:span><text:span text:style-name="T60_16">da</text:span><text:span text:style-name="T60_17"><text:s/></text:span><text:span text:style-name="T60_18">mudança</text:span><text:span text:style-name="T60_19"><text:s/></text:span><text:span text:style-name="T60_20">solicitada</text:span><text:span text:style-name="T60_21">&gt;&gt;</text:span></text:p>
            <text:p text:style-name="P61"/>
          </table:table-cell>
        </table:table-row>
        <table:table-row table:style-name="Row16">
          <table:table-cell table:style-name="Cell29">
            <text:p text:style-name="P62"><text:span text:style-name="T62_1">Opções</text:span><text:span text:style-name="T62_2"><text:s/></text:span><text:span text:style-name="T62_3">de</text:span><text:span text:style-name="T62_4"><text:s/></text:span><text:span text:style-name="T62_5">Resolução</text:span><text:span text:style-name="T62_6">:</text:span></text:p>
            <text:p text:style-name="P63"><text:span text:style-name="T63_1">&lt;&lt;</text:span><text:span text:style-name="T63_2">Descrever</text:span><text:span text:style-name="T63_3"><text:s/></text:span><text:span text:style-name="T63_4">a</text:span><text:span text:style-name="T63_5"><text:s/></text:span><text:span text:style-name="T63_6">estratégia</text:span><text:span text:style-name="T63_7"><text:s/></text:span><text:span text:style-name="T63_8">de</text:span><text:span text:style-name="T63_9"><text:s/></text:span><text:span text:style-name="T63_10">resolução</text:span><text:span text:style-name="T63_11"><text:s/></text:span><text:span text:style-name="T63_12">da</text:span><text:span text:style-name="T63_13"><text:s/></text:span><text:span text:style-name="T63_14">mudança</text:span><text:span text:style-name="T63_15">&gt;&gt;</text:span></text:p>
            <text:p text:style-name="P64"/>
          </table:table-cell>
        </table:table-row>
        <table:table-row table:style-name="Row17">
          <table:table-cell table:style-name="Cell30">
            <text:p text:style-name="P65"><text:span text:style-name="T65_1">Recomendações</text:span><text:span text:style-name="T65_2">:</text:span></text:p>
            <text:p text:style-name="P66"><text:span text:style-name="T66_1">N</text:span><text:span text:style-name="T66_2">/</text:span><text:span text:style-name="T66_3">A</text:span></text:p>
            <text:p text:style-name="P67"/>
          </table:table-cell>
        </table:table-row>
        <table:table-row table:style-name="Row18">
          <table:table-cell table:style-name="Cell31">
            <text:p text:style-name="P68"><text:span text:style-name="T68_1">Impacto</text:span><text:span text:style-name="T68_2"><text:s/></text:span><text:span text:style-name="T68_3">no</text:span><text:span text:style-name="T68_4"><text:s/></text:span><text:span text:style-name="T68_5">Cronograma</text:span><text:span text:style-name="T68_6"><text:s/></text:span><text:span text:style-name="T68_7">do</text:span><text:span text:style-name="T68_8"><text:s/></text:span><text:span text:style-name="T68_9">Projeto</text:span><text:span text:style-name="T68_10">:</text:span></text:p>
            <text:p text:style-name="P69"/>
            <text:p text:style-name="P70"><text:span text:style-name="T70_1">Para</text:span><text:span text:style-name="T70_2"><text:s/></text:span><text:span text:style-name="T70_3">realização</text:span><text:span text:style-name="T70_4"><text:s/></text:span><text:span text:style-name="T70_5">das</text:span><text:span text:style-name="T70_6"><text:s/></text:span><text:span text:style-name="T70_7">mudanças</text:span><text:span text:style-name="T70_8"><text:s/></text:span><text:span text:style-name="T70_9">descritas</text:span><text:span text:style-name="T70_10"><text:s/></text:span><text:span text:style-name="T70_11">neste</text:span><text:span text:style-name="T70_12"><text:s/></text:span><text:span text:style-name="T70_13">documento</text:span><text:span text:style-name="T70_14">,<text:s/></text:span><text:span text:style-name="T70_15">haverá</text:span><text:span text:style-name="T70_16"><text:s/></text:span><text:span text:style-name="T70_17">um</text:span><text:span text:style-name="T70_18"><text:s/></text:span><text:span text:style-name="T70_19">impacto</text:span><text:span text:style-name="T70_20"><text:s/></text:span><text:span text:style-name="T70_21">de</text:span><text:span text:style-name="T70_22"><text:s/></text:span><text:span text:style-name="T70_23">XX</text:span><text:span text:style-name="T70_24"><text:s/></text:span><text:span text:style-name="T70_25">dias</text:span><text:span text:style-name="T70_26"><text:s/></text:span><text:span text:style-name="T70_27">úteis</text:span><text:span text:style-name="T70_28"><text:s/></text:span><text:span text:style-name="T70_29">para</text:span></text:p>
          </table:table-cell>
        </table:table-row>
        <table:table-row table:style-name="Row19">
          <table:table-cell table:style-name="Cell32">
            <text:p text:style-name="P71"><text:span text:style-name="T71_1">&lt;&lt;</text:span><text:span text:style-name="T71_2">Descrever</text:span><text:span text:style-name="T71_3"><text:s/></text:span><text:span text:style-name="T71_4">a</text:span><text:span text:style-name="T71_5"><text:s/></text:span><text:span text:style-name="T71_6">solução</text:span><text:span text:style-name="T71_7"><text:s/></text:span><text:span text:style-name="T71_8">a</text:span><text:span text:style-name="T71_9"><text:s/></text:span><text:span text:style-name="T71_10">ser</text:span><text:span text:style-name="T71_11"><text:s/></text:span><text:span text:style-name="T71_12">adotada</text:span><text:span text:style-name="T71_13">&gt;&gt;</text:span></text:p>
            <text:p text:style-name="P72"/>
          </table:table-cell>
        </table:table-row>
        <table:table-row table:style-name="Row20">
          <table:table-cell table:style-name="Cell33">
            <text:p text:style-name="P73"><text:span text:style-name="T73_1">Impacto</text:span><text:span text:style-name="T73_2"><text:s/></text:span><text:span text:style-name="T73_3">nos</text:span><text:span text:style-name="T73_4"><text:s/></text:span><text:span text:style-name="T73_5">Custos</text:span><text:span text:style-name="T73_6"><text:s/></text:span><text:span text:style-name="T73_7">do</text:span><text:span text:style-name="T73_8"><text:s/></text:span><text:span text:style-name="T73_9">Projeto</text:span><text:span text:style-name="T73_10">:</text:span></text:p>
            <text:p text:style-name="P74"><text:span text:style-name="T74_1">&lt;&lt;</text:span><text:span text:style-name="T74_2">Descrever</text:span><text:span text:style-name="T74_3"><text:s/></text:span><text:span text:style-name="T74_4">qual</text:span><text:span text:style-name="T74_5"><text:s/></text:span><text:span text:style-name="T74_6">o</text:span><text:span text:style-name="T74_7"><text:s/></text:span><text:span text:style-name="T74_8">valor</text:span><text:span text:style-name="T74_9"><text:s/></text:span><text:span text:style-name="T74_10">da</text:span><text:span text:style-name="T74_11"><text:s/></text:span><text:span text:style-name="T74_12">mudança</text:span><text:span text:style-name="T74_13"><text:s/></text:span><text:span text:style-name="T74_14">no</text:span><text:span text:style-name="T74_15"><text:s/></text:span><text:span text:style-name="T74_16">custo</text:span><text:span text:style-name="T74_17"><text:s/></text:span><text:span text:style-name="T74_18">do</text:span><text:span text:style-name="T74_19"><text:s/></text:span><text:span text:style-name="T74_20">projeto</text:span><text:span text:style-name="T74_21">,<text:s/></text:span><text:span text:style-name="T74_22">caso</text:span><text:span text:style-name="T74_23"><text:s/></text:span><text:span text:style-name="T74_24">não</text:span><text:span text:style-name="T74_25"><text:s/></text:span><text:span text:style-name="T74_26">exista</text:span><text:span text:style-name="T74_27"><text:s/></text:span><text:span text:style-name="T74_28">coloca</text:span><text:span text:style-name="T74_29"><text:s/></text:span><text:span text:style-name="T74_30">N</text:span><text:span text:style-name="T74_31">/</text:span><text:span text:style-name="T74_32">A</text:span><text:span text:style-name="T74_33"><text:s/>(</text:span><text:span text:style-name="T74_34">não</text:span><text:span text:style-name="T74_35"><text:s/></text:span><text:span text:style-name="T74_36">se</text:span><text:span text:style-name="T74_37"><text:s/></text:span><text:span text:style-name="T74_38">aplica</text:span><text:span text:style-name="T74_39">)<text:s/></text:span><text:span text:style-name="T74_40">e</text:span><text:span text:style-name="T74_41"><text:s/></text:span><text:span text:style-name="T74_42">justificar</text:span><text:span text:style-name="T74_43"><text:s/></text:span><text:span text:style-name="T74_44">porquê</text:span><text:span text:style-name="T74_45">&gt;&gt;</text:span></text:p>
          </table:table-cell>
        </table:table-row>
      </table:table>
      <text:p text:style-name="P75"/>
      <text:p text:style-name="P76"/>
      <table:table table:style-name="Table5">
        <table:table-column table:style-name="Column10"/>
        <table:table-column table:style-name="Column11"/>
        <table:table-row table:style-name="Row21">
          <table:table-cell table:style-name="Cell34">
            <text:p text:style-name="P77"><text:span text:style-name="T77_1">Resolução</text:span><text:span text:style-name="T77_2"><text:s/></text:span><text:span text:style-name="T77_3">da</text:span><text:span text:style-name="T77_4"><text:s/></text:span><text:span text:style-name="T77_5">Solicitação</text:span><text:span text:style-name="T77_6"><text:s/></text:span><text:span text:style-name="T77_7">de</text:span><text:span text:style-name="T77_8"><text:s/></text:span><text:span text:style-name="T77_9">Mudança</text:span></text:p>
          </table:table-cell>
          <table:table-cell table:style-name="Cell35">
            <text:p text:style-name="P78"/>
          </table:table-cell>
        </table:table-row>
        <table:table-row table:style-name="Row22">
          <table:table-cell table:style-name="Cell36">
            <text:p text:style-name="P79"><text:span text:style-name="T79_1">Decisão</text:span><text:span text:style-name="T79_2">:</text:span></text:p>
            <text:p text:style-name="P80"/>
            <text:p text:style-name="P81"><text:span text:style-name="T81_1">(<text:s text:c="2"/>)<text:s/></text:span><text:span text:style-name="T81_2">Aprovada</text:span><text:span text:style-name="T81_3"><text:s text:c="5"/>(<text:s text:c="2"/>)<text:s/></text:span><text:span text:style-name="T81_4">Negada</text:span></text:p>
            <text:p text:style-name="P82"/>
          </table:table-cell>
          <table:table-cell table:style-name="Cell37">
            <text:p text:style-name="P83"><text:span text:style-name="T83_1">Data</text:span><text:span text:style-name="T83_2"><text:s/></text:span><text:span text:style-name="T83_3">da</text:span><text:span text:style-name="T83_4"><text:s/></text:span><text:span text:style-name="T83_5">Decisão</text:span><text:span text:style-name="T83_6">:</text:span></text:p>
          </table:table-cell>
        </table:table-row>
        <table:table-row table:style-name="Row23">
          <table:table-cell table:style-name="Cell38">
            <text:p text:style-name="P84"><text:span text:style-name="T84_1">Aprovador</text:span><text:span text:style-name="T84_2">:</text:span></text:p>
            <text:p text:style-name="P85"/>
          </table:table-cell>
          <table:table-cell table:style-name="Cell39">
            <text:p text:style-name="P86"/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alibri" svg:font-family="Calibri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529cm" fo:keep-with-next="always" fo:keep-together="always" style:writing-mode="lr-tb"/>
      <style:text-properties style:font-name="Cambria" fo:font-size="26pt" style:font-name-asian="Cambria" style:font-size-asian="26pt" style:font-name-complex="Cambria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text-align="center" fo:break-before="auto" fo:line-height="100%" fo:margin-top="0.423cm" fo:margin-bottom="0.847cm" fo:keep-with-next="always" fo:keep-together="always" style:writing-mode="lr-tb"/>
      <style:text-properties fo:font-style="italic" style:font-style-asian="italic" style:font-style-complex="italic" fo:color="#666666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944cm" fo:margin-left="-0.203cm"/>
    </style:style>
    <style:style style:name="Column1" style:family="table-column">
      <style:table-column-properties style:column-width="11.252cm"/>
    </style:style>
    <style:style style:name="Column2" style:family="table-column">
      <style:table-column-properties style:column-width="5.692cm"/>
    </style:style>
    <style:style style:name="Row1" style:family="table-row"/>
    <style:style style:name="Cell1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2" style:family="paragraph" style:parent-style-name="Standard">
      <style:paragraph-properties fo:text-align="left" fo:break-before="auto" fo:text-indent="0cm" fo:line-height="100%" fo:margin-top="1.251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3" style:family="paragraph" style:parent-style-name="Standard">
      <style:paragraph-properties fo:text-align="left" fo:break-before="auto" fo:text-indent="0cm" fo:line-height="100%" fo:margin-top="1.251cm" fo:margin-bottom="0cm" fo:margin-left="0cm" fo:margin-right="0.12cm" fo:orphans="2" fo:widows="2" style:writing-mode="lr-tb">
        <style:tab-stops>
          <style:tab-stop style:type="left" style:leader-style="none" style:position="2.002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4" style:family="paragraph" style:parent-style-name="Standard">
      <style:paragraph-properties fo:text-align="left" fo:break-before="auto" fo:text-indent="0cm" fo:line-height="100%" fo:margin-top="1.251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5" style:family="paragraph" style:parent-style-name="Standard">
      <style:paragraph-properties fo:text-align="left" fo:break-before="auto" fo:text-indent="0cm" fo:line-height="100%" fo:margin-top="1.251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6" style:family="paragraph" style:parent-style-name="Standard">
      <style:paragraph-properties fo:text-align="left" fo:break-before="auto" fo:text-indent="0cm" fo:line-height="100%" fo:margin-top="1.251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00%" fo:margin-top="1.251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Seven</text:span><text:span text:style-name="T2_2"><text:s/></text:span><text:span text:style-name="T2_3">Beats</text:span><text:span text:style-name="T2_4"><text:s/></text:span><text:span text:style-name="T2_5">SoundWare</text:span></text:p>
            </table:table-cell>
            <table:table-cell table:style-name="Cell2">
              <text:p text:style-name="P3"><text:span text:style-name="T3_1"><text:s text:c="2"/></text:span><text:span text:style-name="T3_2">Versão</text:span><text:span text:style-name="T3_3">:<text:s/>1.0</text:span></text:p>
            </table:table-cell>
          </table:table-row>
          <table:table-row table:style-name="Row2">
            <table:table-cell table:style-name="Cell3">
              <text:p text:style-name="P4"><text:span text:style-name="T4_1">Formulário</text:span><text:span text:style-name="T4_2"><text:s/></text:span><text:span text:style-name="T4_3">de</text:span><text:span text:style-name="T4_4"><text:s/></text:span><text:span text:style-name="T4_5">Requisição</text:span><text:span text:style-name="T4_6"><text:s/></text:span><text:span text:style-name="T4_7">de</text:span><text:span text:style-name="T4_8"><text:s/></text:span><text:span text:style-name="T4_9">Mudança</text:span><text:span text:style-name="T4_10"><text:s/></text:span><text:span text:style-name="T4_11">e</text:span><text:span text:style-name="T4_12"><text:s/></text:span><text:span text:style-name="T4_13">Relato</text:span><text:span text:style-name="T4_14"><text:s/></text:span><text:span text:style-name="T4_15">de</text:span><text:span text:style-name="T4_16"><text:s/></text:span><text:span text:style-name="T4_17">Problema</text:span></text:p>
            </table:table-cell>
            <table:table-cell table:style-name="Cell4">
              <text:p text:style-name="P5"><text:span text:style-name="T5_1"><text:s text:c="2"/></text:span><text:span text:style-name="T5_2">Data</text:span><text:span text:style-name="T5_3"><text:s/></text:span><text:span text:style-name="T5_4">Versão</text:span><text:span text:style-name="T5_5">:<text:s/>14/05/2015</text:span></text:p>
            </table:table-cell>
          </table:table-row>
          <table:table-row table:style-name="Row3">
            <table:table-cell table:style-name="Cell5">
              <text:p text:style-name="P6"><text:span text:style-name="T6_1">Formulário</text:span><text:span text:style-name="T6_2"><text:s/></text:span><text:span text:style-name="T6_3">de</text:span><text:span text:style-name="T6_4"><text:s/></text:span><text:span text:style-name="T6_5">Requisição</text:span><text:span text:style-name="T6_6"><text:s/></text:span><text:span text:style-name="T6_7">de</text:span><text:span text:style-name="T6_8"><text:s/></text:span><text:span text:style-name="T6_9">Mudança</text:span><text:span text:style-name="T6_10"><text:s/></text:span><text:span text:style-name="T6_11">e</text:span><text:span text:style-name="T6_12"><text:s/></text:span><text:span text:style-name="T6_13">Relato</text:span><text:span text:style-name="T6_14"><text:s/></text:span><text:span text:style-name="T6_15">de</text:span><text:span text:style-name="T6_16"><text:s/></text:span><text:span text:style-name="T6_17">Problema</text:span></text:p>
            </table:table-cell>
            <table:table-cell table:style-name="Cell6">
              <text:p text:style-name="P7"/>
            </table:table-cell>
          </table:table-row>
        </table:table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